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8" style:family="table-row">
      <style:table-row-properties style:min-row-height="0.852cm"/>
    </style:style>
    <style:style style:name="Table1.32" style:family="table-row">
      <style:table-row-properties style:min-row-height="0.196cm"/>
    </style:style>
    <style:style style:name="Table1.A36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none"/>
    </style:style>
    <style:style style:name="Table1.54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c2c28c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c2f5e2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59fecb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b78226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8f51af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ff5afb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a18ea4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f227e4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64cbff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a4d0c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b3f88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d6ac9d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9b3f88" officeooo:paragraph-rsid="019b3f88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20a5d0" officeooo:paragraph-rsid="019a4d0c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6bf59c" officeooo:paragraph-rsid="016bf59c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78a6d6" officeooo:paragraph-rsid="0178a6d6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88cc3c" officeooo:paragraph-rsid="0088cc3c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76b0e" officeooo:paragraph-rsid="012a688d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76b0e" officeooo:paragraph-rsid="00976b0e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804a23" officeooo:paragraph-rsid="01804a23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804a23" officeooo:paragraph-rsid="019b3f88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83d5ec" officeooo:paragraph-rsid="0183d5ec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ba5a51" officeooo:paragraph-rsid="00ff5afb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a18ea4" officeooo:paragraph-rsid="00a18ea4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067f1a" officeooo:paragraph-rsid="01067f1a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6f85c" officeooo:paragraph-rsid="0136f85c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03f7362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1d2e50c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dbcf16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dbcf16" officeooo:paragraph-rsid="01dd24bd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067f1a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88cc3c" officeooo:paragraph-rsid="0088cc3c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8c3c40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932fb" officeooo:paragraph-rsid="013932f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183d5e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13e577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1cc01e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1d24f5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83d5ec" officeooo:paragraph-rsid="0183d5e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164cbf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83951" officeooo:paragraph-rsid="00b8395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f3e26" officeooo:paragraph-rsid="00bf3e26" fo:background-color="#fffff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d935de" fo:background-color="#ffffff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766c3" fo:background-color="#ffffff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1cf887a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83d5ec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daf878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493a6a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e9da8d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c68442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66aba1" style:font-size-asian="12pt" style:font-size-complex="12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81f04c" style:font-size-asian="12pt" style:font-size-complex="12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ec2f06" style:font-size-asian="12pt" style:font-size-complex="12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b80ff4" style:font-size-asian="12pt" style:font-size-complex="12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8a170" style:font-size-asian="12pt" style:font-size-complex="12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a4d0c" style:font-size-asian="12pt" style:font-size-complex="12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b3f88" style:font-size-asian="12pt" style:font-size-complex="12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d6ac9d" style:font-size-asian="12pt" style:font-size-complex="12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446a63" officeooo:paragraph-rsid="01446a63" style:font-size-asian="12pt" style:font-size-complex="12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19a4d0c" style:font-size-asian="12pt" style:font-size-complex="12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8d3318" officeooo:paragraph-rsid="018d3318" style:font-size-asian="12pt" style:font-size-complex="12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71cbe" officeooo:paragraph-rsid="01371cbe" style:font-size-asian="12pt" style:font-size-complex="12pt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256a7e" officeooo:paragraph-rsid="01256a7e" style:font-size-asian="12pt" style:font-size-complex="12pt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931515" officeooo:paragraph-rsid="01931515" style:font-size-asian="12pt" style:font-size-complex="12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language="en" fo:country="US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language="en" fo:country="US" officeooo:paragraph-rsid="0073b3d0" style:font-size-asian="12pt" style:font-size-complex="12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language="en" fo:country="US" fo:font-weight="bold" style:font-size-asian="12pt" style:font-size-complex="12pt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183d5ec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19b3f88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1b5e6ca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371cbe" officeooo:paragraph-rsid="01371cbe" fo:background-color="transparent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fb5aec" fo:background-color="#ffffff" style:font-size-asian="12pt" style:font-size-complex="12pt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ef6dca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12bfcda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196d8c4"/>
    </style:style>
    <style:style style:name="P8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d6a3de"/>
    </style:style>
    <style:style style:name="P8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d6a3de" style:font-size-asian="12pt" style:font-weight-asian="bold" style:font-size-complex="12pt" style:font-weight-complex="bold"/>
    </style:style>
    <style:style style:name="P8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9a4d0c" style:font-size-asian="12pt" style:font-weight-asian="bold" style:font-size-complex="12pt" style:font-weight-complex="bold"/>
    </style:style>
    <style:style style:name="P8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067f1a" officeooo:paragraph-rsid="01067f1a" style:font-size-asian="12pt" style:font-weight-asian="bold" style:font-size-complex="12pt" style:font-weight-complex="bold"/>
    </style:style>
    <style:style style:name="P9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0b8ac3" fo:background-color="#ffffff" style:font-size-asian="12pt" style:font-weight-asian="bold" style:font-size-complex="12pt" style:font-weight-complex="bold"/>
    </style:style>
    <style:style style:name="P9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1725c10" style:font-size-asian="12pt" style:font-weight-asian="normal" style:font-size-complex="12pt" style:font-weight-complex="normal"/>
    </style:style>
    <style:style style:name="P9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a4d0c" style:font-size-asian="12pt" style:font-size-complex="12pt"/>
    </style:style>
    <style:style style:name="P9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19a4d0c" style:font-size-asian="12pt" style:font-size-complex="12pt"/>
    </style:style>
    <style:style style:name="P94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language="en" fo:country="US" officeooo:paragraph-rsid="0075a14a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98a170" officeooo:paragraph-rsid="0198a170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3cfaea" style:font-size-asian="12pt" style:font-size-complex="12pt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59fecb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8ec7de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b585d6" style:font-size-asian="12pt" style:font-size-complex="12pt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b7004a" style:font-size-asian="12pt" style:font-size-complex="12pt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8a170" style:font-size-asian="12pt" style:font-size-complex="12pt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268e6a" style:font-size-asian="12pt" style:font-size-complex="12pt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b3f88" style:font-size-asian="12pt" style:font-size-complex="12pt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cf887a" style:font-size-asian="12pt" style:font-size-complex="12pt"/>
    </style:style>
    <style:style style:name="P10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71eeab" officeooo:paragraph-rsid="0171eeab" style:font-size-asian="12pt" style:font-size-complex="12pt"/>
    </style:style>
    <style:style style:name="P1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8d3318" officeooo:paragraph-rsid="018d3318" style:font-size-asian="12pt" style:font-size-complex="12pt"/>
    </style:style>
    <style:style style:name="P11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8ec7de" officeooo:paragraph-rsid="018ec7de" style:font-size-asian="12pt" style:font-size-complex="12pt"/>
    </style:style>
    <style:style style:name="P11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c770f5" officeooo:paragraph-rsid="0171eeab" style:font-size-asian="12pt" style:font-size-complex="12pt"/>
    </style:style>
    <style:style style:name="P11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246507" officeooo:paragraph-rsid="019a4d0c" style:font-size-asian="12pt" style:font-size-complex="12pt"/>
    </style:style>
    <style:style style:name="P11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2f23c3" officeooo:paragraph-rsid="01324ff7" style:font-size-asian="12pt" style:font-size-complex="12pt"/>
    </style:style>
    <style:style style:name="P1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f949a3" officeooo:paragraph-rsid="00f949a3" style:font-size-asian="12pt" style:font-size-complex="12pt"/>
    </style:style>
    <style:style style:name="P11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f96b14" officeooo:paragraph-rsid="00f96b14" style:font-size-asian="12pt" style:font-size-complex="12pt"/>
    </style:style>
    <style:style style:name="P11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43b03" officeooo:paragraph-rsid="00f96b14" style:font-size-asian="12pt" style:font-size-complex="12pt"/>
    </style:style>
    <style:style style:name="P1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43b03" officeooo:paragraph-rsid="01343b03" style:font-size-asian="12pt" style:font-size-complex="12pt"/>
    </style:style>
    <style:style style:name="P11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98a170" officeooo:paragraph-rsid="0198a170" style:font-size-asian="12pt" style:font-size-complex="12pt"/>
    </style:style>
    <style:style style:name="P12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ba63db" officeooo:paragraph-rsid="01c37c62" style:font-size-asian="12pt" style:font-size-complex="12pt"/>
    </style:style>
    <style:style style:name="P12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c39769" officeooo:paragraph-rsid="01c39769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268e6a" officeooo:paragraph-rsid="01268e6a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268e6a" officeooo:paragraph-rsid="01289ff8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268e6a" officeooo:paragraph-rsid="012ba5d1" style:font-size-asian="12pt" style:font-weight-asian="normal" style:font-size-complex="12pt" style:font-weight-complex="normal"/>
    </style:style>
    <style:style style:name="P1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268e6a" officeooo:paragraph-rsid="012bb08b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268e6a" officeooo:paragraph-rsid="013cfaea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1cf887a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066aba1" fo:background-color="transparent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87511a" officeooo:paragraph-rsid="0187511a" fo:background-color="#ffffff" style:font-size-asian="12pt" style:font-size-complex="12pt"/>
    </style:style>
    <style:style style:name="P13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0a6763" officeooo:paragraph-rsid="0187511a" fo:background-color="#ffffff" style:font-size-asian="12pt" style:font-size-complex="12pt"/>
    </style:style>
    <style:style style:name="P13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7e32f1" fo:background-color="#ffffff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de823a" fo:background-color="#ffffff" style:font-size-asian="12pt" style:font-size-complex="12pt"/>
    </style:style>
    <style:style style:name="P13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725c10" fo:background-color="#ffffff" style:font-size-asian="12pt" style:font-size-complex="12pt"/>
    </style:style>
    <style:style style:name="P13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a4d0c" fo:background-color="#ffffff" style:font-size-asian="12pt" style:font-size-complex="12pt"/>
    </style:style>
    <style:style style:name="P13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8a170" fo:background-color="#ffffff" style:font-size-asian="12pt" style:font-size-complex="12pt"/>
    </style:style>
    <style:style style:name="P13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6bf59c" officeooo:paragraph-rsid="016bf59c" fo:background-color="#ffffff" style:font-size-asian="12pt" style:font-size-complex="12pt"/>
    </style:style>
    <style:style style:name="P13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6bf59c" officeooo:paragraph-rsid="007bd5a2" fo:background-color="#ffffff" style:font-size-asian="12pt" style:font-size-complex="12pt"/>
    </style:style>
    <style:style style:name="P13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6f6d33" officeooo:paragraph-rsid="016f6d33" fo:background-color="#ffffff" style:font-size-asian="12pt" style:font-size-complex="12pt"/>
    </style:style>
    <style:style style:name="P14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c50c01" officeooo:paragraph-rsid="00c50c01" fo:background-color="transparent" style:font-size-asian="12pt" style:font-size-complex="12pt"/>
    </style:style>
    <style:style style:name="P141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4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style:font-size-asian="12pt" style:font-size-complex="12pt"/>
    </style:style>
    <style:style style:name="P14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198a170" style:font-size-asian="12pt" style:font-size-complex="12pt"/>
    </style:style>
    <style:style style:name="P14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paragraph-rsid="01ef06e4" fo:background-color="#ffffff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paragraph-rsid="01f0bd93" fo:background-color="#ffffff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margin-left="0cm" fo:margin-right="0cm" fo:margin-top="0cm" fo:margin-bottom="0.499cm" loext:contextual-spacing="false" fo:line-height="100%" fo:text-indent="0cm" style:auto-text-indent="false"/>
      <style:text-properties style:use-window-font-color="true" style:font-name="Liberation Serif" fo:font-size="12pt" fo:font-weight="normal" officeooo:rsid="00256ab9" officeooo:paragraph-rsid="01f49771" fo:background-color="#ffffff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1f61a5c" fo:background-color="#ffffff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1f967e3" style:text-blinking="false" fo:background-color="transparent" style:font-size-asian="12pt" style:font-weight-asian="normal" style:font-size-complex="12pt" style:font-weight-complex="normal"/>
    </style:style>
    <style:style style:name="P150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51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52" style:family="paragraph" style:parent-style-name="Standard" style:list-style-name="L3">
      <style:paragraph-properties fo:margin-top="0cm" fo:margin-bottom="0cm" loext:contextual-spacing="true"/>
      <style:text-properties style:font-name="Liberation Serif" fo:font-size="12pt" officeooo:paragraph-rsid="0198a170" style:font-size-asian="12pt" style:font-size-complex="12pt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feb61f" officeooo:paragraph-rsid="01feb61f" fo:background-color="#ffffff" style:font-size-asian="12pt" style:font-size-complex="12pt"/>
    </style:style>
    <style:style style:name="P154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55" style:family="paragraph" style:parent-style-name="Text_20_body" style:list-style-name="L4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56" style:family="paragraph" style:parent-style-name="Text_20_body" style:list-style-name="L5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57" style:family="paragraph" style:parent-style-name="Text_20_body" style:list-style-name="L6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58" style:family="paragraph" style:parent-style-name="Text_20_body" style:list-style-name="L6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d3a053" style:font-size-asian="12pt" style:font-size-complex="12pt"/>
    </style:style>
    <style:style style:name="P159" style:family="paragraph" style:parent-style-name="Text_20_body" style:list-style-name="L4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60" style:family="paragraph" style:parent-style-name="Text_20_body" style:list-style-name="L5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6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1fb5aec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2f9f2" style:font-weight-asian="bold" style:font-weight-complex="bold"/>
    </style:style>
    <style:style style:name="T4" style:family="text">
      <style:text-properties fo:font-weight="bold" officeooo:rsid="00e1e246" style:font-weight-asian="bold" style:font-weight-complex="bold"/>
    </style:style>
    <style:style style:name="T5" style:family="text">
      <style:text-properties fo:font-weight="bold" officeooo:rsid="00fb685f" style:font-weight-asian="bold" style:font-weight-complex="bold"/>
    </style:style>
    <style:style style:name="T6" style:family="text">
      <style:text-properties fo:font-weight="bold" officeooo:rsid="0135a991" style:font-weight-asian="bold" style:font-weight-complex="bold"/>
    </style:style>
    <style:style style:name="T7" style:family="text">
      <style:text-properties fo:font-weight="bold" officeooo:rsid="014863ff" style:font-weight-asian="bold" style:font-weight-complex="bold"/>
    </style:style>
    <style:style style:name="T8" style:family="text">
      <style:text-properties fo:font-weight="bold" officeooo:rsid="014b5828" style:font-weight-asian="bold" style:font-weight-complex="bold"/>
    </style:style>
    <style:style style:name="T9" style:family="text">
      <style:text-properties fo:font-weight="bold" officeooo:rsid="0159391e" style:font-weight-asian="bold" style:font-weight-complex="bold"/>
    </style:style>
    <style:style style:name="T10" style:family="text">
      <style:text-properties fo:font-weight="bold" officeooo:rsid="0169d548" style:font-weight-asian="bold" style:font-weight-complex="bold"/>
    </style:style>
    <style:style style:name="T11" style:family="text">
      <style:text-properties fo:font-weight="bold" officeooo:rsid="01ce616c" style:font-weight-asian="bold" style:font-weight-complex="bold"/>
    </style:style>
    <style:style style:name="T12" style:family="text">
      <style:text-properties fo:font-weight="bold" officeooo:rsid="01850b23" style:font-weight-asian="bold" style:font-weight-complex="bold"/>
    </style:style>
    <style:style style:name="T13" style:family="text">
      <style:text-properties fo:font-weight="bold" officeooo:rsid="0198a170" style:font-weight-asian="bold" style:font-weight-complex="bold"/>
    </style:style>
    <style:style style:name="T14" style:family="text">
      <style:text-properties fo:font-weight="bold" officeooo:rsid="016dc513" style:font-weight-asian="bold" style:font-weight-complex="bold"/>
    </style:style>
    <style:style style:name="T15" style:family="text">
      <style:text-properties fo:font-weight="bold" officeooo:rsid="00c878bc" style:font-weight-asian="bold" style:font-weight-complex="bold"/>
    </style:style>
    <style:style style:name="T16" style:family="text">
      <style:text-properties fo:font-weight="bold" officeooo:rsid="01236d38" style:font-weight-asian="bold" style:font-weight-complex="bold"/>
    </style:style>
    <style:style style:name="T17" style:family="text">
      <style:text-properties fo:font-weight="bold" officeooo:rsid="003abe0f" style:font-weight-asian="bold" style:font-weight-complex="bold"/>
    </style:style>
    <style:style style:name="T18" style:family="text">
      <style:text-properties fo:font-weight="bold" officeooo:rsid="01289ff8" style:font-weight-asian="bold" style:font-weight-complex="bold"/>
    </style:style>
    <style:style style:name="T19" style:family="text">
      <style:text-properties fo:font-weight="bold" officeooo:rsid="0153536c" style:font-weight-asian="bold" style:font-weight-complex="bold"/>
    </style:style>
    <style:style style:name="T20" style:family="text">
      <style:text-properties fo:font-weight="bold" officeooo:rsid="01324ff7" style:font-weight-asian="bold" style:font-weight-complex="bold"/>
    </style:style>
    <style:style style:name="T21" style:family="text">
      <style:text-properties fo:font-weight="bold" officeooo:rsid="01221e2b" style:font-weight-asian="bold" style:font-weight-complex="bold"/>
    </style:style>
    <style:style style:name="T22" style:family="text">
      <style:text-properties fo:font-weight="bold" officeooo:rsid="00121c45" style:font-weight-asian="bold" style:font-weight-complex="bold"/>
    </style:style>
    <style:style style:name="T23" style:family="text">
      <style:text-properties fo:font-weight="bold" officeooo:rsid="01256a7e" style:font-weight-asian="bold" style:font-weight-complex="bold"/>
    </style:style>
    <style:style style:name="T24" style:family="text">
      <style:text-properties fo:font-weight="bold" officeooo:rsid="019a4d0c" style:font-weight-asian="bold" style:font-weight-complex="bold"/>
    </style:style>
    <style:style style:name="T25" style:family="text">
      <style:text-properties fo:font-weight="bold" officeooo:rsid="01268e6a" style:font-weight-asian="bold" style:font-weight-complex="bold"/>
    </style:style>
    <style:style style:name="T26" style:family="text">
      <style:text-properties fo:font-weight="bold" officeooo:rsid="019b3f88" style:font-weight-asian="bold" style:font-weight-complex="bold"/>
    </style:style>
    <style:style style:name="T27" style:family="text">
      <style:text-properties fo:font-weight="bold" officeooo:rsid="01b7d729" style:font-weight-asian="bold" style:font-weight-complex="bold"/>
    </style:style>
    <style:style style:name="T28" style:family="text">
      <style:text-properties fo:font-weight="bold" officeooo:rsid="01469bef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1371cbe" fo:background-color="transparent" loext:char-shading-value="0" style:font-weight-asian="bold" style:font-weight-complex="bold"/>
    </style:style>
    <style:style style:name="T31" style:family="text">
      <style:text-properties fo:font-weight="bold" officeooo:rsid="01a39c98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style:font-name="Liberation Serif" fo:font-size="12pt" fo:font-weight="normal" officeooo:rsid="01514f4f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1524dd5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1859750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ef6dca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12bfcda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fo:font-weight="bold" officeooo:rsid="01514f4f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0ef6dca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fo:font-weight="bold" officeooo:rsid="012bfcda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fo:font-weight="bold" officeooo:rsid="014df240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style:font-size-asian="12pt" style:font-size-complex="12pt"/>
    </style:style>
    <style:style style:name="T45" style:family="text">
      <style:text-properties style:font-name="Liberation Serif" fo:font-size="12pt" officeooo:rsid="00ef6dca" style:font-size-asian="12pt" style:font-size-complex="12pt"/>
    </style:style>
    <style:style style:name="T46" style:family="text">
      <style:text-properties style:font-name="Liberation Serif" fo:font-size="12pt" officeooo:rsid="014a2623" style:font-size-asian="12pt" style:font-size-complex="12pt"/>
    </style:style>
    <style:style style:name="T47" style:family="text">
      <style:text-properties style:font-name="Liberation Serif" fo:font-size="12pt" officeooo:rsid="00d6a3de" style:font-size-asian="12pt" style:font-size-complex="12pt"/>
    </style:style>
    <style:style style:name="T48" style:family="text">
      <style:text-properties style:font-name="Liberation Serif" fo:font-size="12pt" officeooo:rsid="019b3f88" style:font-size-asian="12pt" style:font-size-complex="12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7349" style:font-weight-asian="normal" style:font-weight-complex="normal"/>
    </style:style>
    <style:style style:name="T51" style:family="text">
      <style:text-properties fo:font-weight="normal" officeooo:rsid="00a78c3a" style:font-weight-asian="normal" style:font-weight-complex="normal"/>
    </style:style>
    <style:style style:name="T52" style:family="text">
      <style:text-properties fo:font-weight="normal" officeooo:rsid="00de823a" style:font-weight-asian="normal" style:font-weight-complex="normal"/>
    </style:style>
    <style:style style:name="T53" style:family="text">
      <style:text-properties fo:font-weight="normal" officeooo:rsid="00fb685f" style:font-weight-asian="normal" style:font-weight-complex="normal"/>
    </style:style>
    <style:style style:name="T54" style:family="text">
      <style:text-properties fo:font-weight="normal" officeooo:rsid="01703489" style:font-weight-asian="normal" style:font-weight-complex="normal"/>
    </style:style>
    <style:style style:name="T55" style:family="text">
      <style:text-properties fo:font-weight="normal" officeooo:rsid="01ce616c" style:font-weight-asian="normal" style:font-weight-complex="normal"/>
    </style:style>
    <style:style style:name="T56" style:family="text">
      <style:text-properties fo:font-weight="normal" officeooo:rsid="01850b23" style:font-weight-asian="normal" style:font-weight-complex="normal"/>
    </style:style>
    <style:style style:name="T57" style:family="text">
      <style:text-properties fo:font-weight="normal" officeooo:rsid="0198a170" style:font-weight-asian="normal" style:font-weight-complex="normal"/>
    </style:style>
    <style:style style:name="T58" style:family="text">
      <style:text-properties fo:font-weight="normal" officeooo:rsid="01221e2b" style:font-weight-asian="normal" style:font-weight-complex="normal"/>
    </style:style>
    <style:style style:name="T59" style:family="text">
      <style:text-properties fo:font-weight="normal" officeooo:rsid="019a4d0c" style:font-weight-asian="normal" style:font-weight-complex="normal"/>
    </style:style>
    <style:style style:name="T60" style:family="text">
      <style:text-properties fo:font-weight="normal" officeooo:rsid="01268e6a" style:font-weight-asian="normal" style:font-weight-complex="normal"/>
    </style:style>
    <style:style style:name="T61" style:family="text">
      <style:text-properties fo:font-weight="normal" officeooo:rsid="019b3f88" style:font-weight-asian="normal" style:font-weight-complex="normal"/>
    </style:style>
    <style:style style:name="T62" style:family="text">
      <style:text-properties fo:font-weight="normal" officeooo:rsid="00e1e246" style:font-weight-asian="normal" style:font-weight-complex="normal"/>
    </style:style>
    <style:style style:name="T63" style:family="text">
      <style:text-properties fo:font-weight="normal" fo:background-color="transparent" loext:char-shading-value="0" style:font-weight-asian="normal" style:font-weight-complex="normal"/>
    </style:style>
    <style:style style:name="T64" style:family="text">
      <style:text-properties style:font-weight-asian="bold" style:font-weight-complex="bold"/>
    </style:style>
    <style:style style:name="T65" style:family="text">
      <style:text-properties fo:language="en" fo:country="US"/>
    </style:style>
    <style:style style:name="T66" style:family="text">
      <style:text-properties fo:language="en" fo:country="US" fo:font-weight="bold"/>
    </style:style>
    <style:style style:name="T67" style:family="text">
      <style:text-properties fo:language="en" fo:country="US" fo:font-weight="bold" style:font-weight-asian="bold" style:font-weight-complex="bold"/>
    </style:style>
    <style:style style:name="T68" style:family="text">
      <style:text-properties fo:language="en" fo:country="US" fo:font-weight="bold" officeooo:rsid="00772d71" style:font-weight-asian="bold" style:font-weight-complex="bold"/>
    </style:style>
    <style:style style:name="T69" style:family="text">
      <style:text-properties fo:language="en" fo:country="US" fo:font-weight="bold" officeooo:rsid="01161d4b" style:font-weight-asian="bold" style:font-weight-complex="bold"/>
    </style:style>
    <style:style style:name="T70" style:family="text">
      <style:text-properties officeooo:rsid="007743e6"/>
    </style:style>
    <style:style style:name="T71" style:family="text">
      <style:text-properties officeooo:rsid="007bd5a2"/>
    </style:style>
    <style:style style:name="T72" style:family="text">
      <style:text-properties officeooo:rsid="0093abe2"/>
    </style:style>
    <style:style style:name="T73" style:family="text">
      <style:text-properties officeooo:rsid="009ccf87"/>
    </style:style>
    <style:style style:name="T74" style:family="text">
      <style:text-properties officeooo:rsid="00a5ff34"/>
    </style:style>
    <style:style style:name="T75" style:family="text">
      <style:text-properties officeooo:rsid="00a78c3a"/>
    </style:style>
    <style:style style:name="T76" style:family="text">
      <style:text-properties officeooo:rsid="00e1e246"/>
    </style:style>
    <style:style style:name="T77" style:family="text">
      <style:text-properties officeooo:rsid="00e883eb"/>
    </style:style>
    <style:style style:name="T78" style:family="text">
      <style:text-properties officeooo:rsid="00fb685f"/>
    </style:style>
    <style:style style:name="T79" style:family="text">
      <style:text-properties officeooo:rsid="01067f1a"/>
    </style:style>
    <style:style style:name="T80" style:family="text">
      <style:text-properties officeooo:rsid="0112ee2f"/>
    </style:style>
    <style:style style:name="T81" style:family="text">
      <style:text-properties officeooo:rsid="01236d38"/>
    </style:style>
    <style:style style:name="T82" style:family="text">
      <style:text-properties officeooo:rsid="01353e19"/>
    </style:style>
    <style:style style:name="T83" style:family="text">
      <style:text-properties officeooo:rsid="014863ff"/>
    </style:style>
    <style:style style:name="T84" style:family="text">
      <style:text-properties officeooo:rsid="014f97fd"/>
    </style:style>
    <style:style style:name="T85" style:family="text">
      <style:text-properties officeooo:rsid="0153536c"/>
    </style:style>
    <style:style style:name="T86" style:family="text">
      <style:text-properties officeooo:rsid="015780b8"/>
    </style:style>
    <style:style style:name="T87" style:family="text">
      <style:text-properties officeooo:rsid="015d601f"/>
    </style:style>
    <style:style style:name="T88" style:family="text">
      <style:text-properties officeooo:rsid="016dc513"/>
    </style:style>
    <style:style style:name="T89" style:family="text">
      <style:text-properties officeooo:rsid="01703489"/>
    </style:style>
    <style:style style:name="T90" style:family="text">
      <style:text-properties officeooo:rsid="020c1046"/>
    </style:style>
    <style:style style:name="T91" style:family="text">
      <style:text-properties officeooo:rsid="0172f17b"/>
    </style:style>
    <style:style style:name="T92" style:family="text">
      <style:text-properties officeooo:rsid="017afaee"/>
    </style:style>
    <style:style style:name="T93" style:family="text">
      <style:text-properties officeooo:rsid="017e058d"/>
    </style:style>
    <style:style style:name="T94" style:family="text">
      <style:text-properties officeooo:rsid="018f51af"/>
    </style:style>
    <style:style style:name="T95" style:family="text">
      <style:text-properties officeooo:rsid="0198a170"/>
    </style:style>
    <style:style style:name="T96" style:family="text">
      <style:text-properties officeooo:rsid="00121c45"/>
    </style:style>
    <style:style style:name="T97" style:family="text">
      <style:text-properties officeooo:rsid="00ba5a51"/>
    </style:style>
    <style:style style:name="T98" style:family="text">
      <style:text-properties officeooo:rsid="01256a7e"/>
    </style:style>
    <style:style style:name="T99" style:family="text">
      <style:text-properties officeooo:rsid="019a4d0c"/>
    </style:style>
    <style:style style:name="T100" style:family="text">
      <style:text-properties officeooo:rsid="019b3f88"/>
    </style:style>
    <style:style style:name="T101" style:family="text">
      <style:text-properties officeooo:rsid="019f26e1"/>
    </style:style>
    <style:style style:name="T102" style:family="text">
      <style:text-properties officeooo:rsid="019f4606"/>
    </style:style>
    <style:style style:name="T103" style:family="text">
      <style:text-properties officeooo:rsid="01a0b5ab"/>
    </style:style>
    <style:style style:name="T104" style:family="text">
      <style:text-properties officeooo:rsid="01b4f3ae"/>
    </style:style>
    <style:style style:name="T105" style:family="text">
      <style:text-properties officeooo:rsid="01b935f2"/>
    </style:style>
    <style:style style:name="T106" style:family="text">
      <style:text-properties officeooo:rsid="01beba71"/>
    </style:style>
    <style:style style:name="T107" style:family="text">
      <style:text-properties officeooo:rsid="01c07d88"/>
    </style:style>
    <style:style style:name="T108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09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1da37df" style:letter-kerning="true" style:font-size-asian="12pt" style:font-style-asian="normal" style:font-weight-asian="normal" style:font-size-complex="12pt" style:text-emphasize="none"/>
    </style:style>
    <style:style style:name="T110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style:letter-kerning="true" style:font-size-asian="12pt" style:font-style-asian="normal" style:font-weight-asian="bold" style:font-size-complex="12pt" style:font-weight-complex="bold" style:text-emphasize="none"/>
    </style:style>
    <style:style style:name="T11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1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1256a7e" style:letter-kerning="true" style:font-style-asian="normal" style:font-weight-asian="normal" style:font-weight-complex="bold" style:text-emphasize="none"/>
    </style:style>
    <style:style style:name="T113" style:family="text">
      <style:text-properties officeooo:rsid="01e50e86"/>
    </style:style>
    <style:style style:name="T114" style:family="text">
      <style:text-properties officeooo:rsid="01e671bf"/>
    </style:style>
    <style:style style:name="T115" style:family="text">
      <style:text-properties officeooo:rsid="002d4cf0"/>
    </style:style>
    <style:style style:name="T116" style:family="text">
      <style:text-properties officeooo:rsid="002f4af5"/>
    </style:style>
    <style:style style:name="T117" style:family="text">
      <style:text-properties officeooo:rsid="01f25493"/>
    </style:style>
    <style:style style:name="T118" style:family="text">
      <style:text-properties officeooo:rsid="01f355b5"/>
    </style:style>
    <style:style style:name="T119" style:family="text">
      <style:text-properties officeooo:rsid="00371e2f"/>
    </style:style>
    <style:style style:name="T120" style:family="text">
      <style:text-properties officeooo:rsid="01f7d818"/>
    </style:style>
    <style:style style:name="T121" style:family="text">
      <style:text-properties officeooo:rsid="01fd2f1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1"><text:bookmark text:name="firstHeading"/><text:span text:style-name="T2">Python</text:span>/C2/<text:span text:style-name="T2">Embellishing a Plot</text:span>/English</text:h>
      <text:p text:style-name="P73"/>
      <text:section text:style-name="Sect1" text:name="bodyContent">
        <text:p text:style-name="P67"/>
        <text:section text:style-name="Sect1" text:name="contentSub">
          <text:p text:style-name="P53"><text:s/></text:p>
        </text:section>
      </text:section>
      <text:section text:style-name="Sect2" text:name="mw-content-text">
        <text:p text:style-name="P74"><text:span text:style-name="T1">Title of script</text:span>: <text:span text:style-name="T2"><text:s/>Embellishing a Plot</text:span></text:p>
        <text:p text:style-name="P75">Author: <text:span text:style-name="T73">Aditya Palaparthy</text:span></text:p>
        <text:p text:style-name="P53"><text:span text:style-name="T66">Keywords: </text:span><text:span text:style-name="T67">Python</text:span><text:span text:style-name="T66">, </text:span><text:span text:style-name="T67">IPython,</text:span><text:span text:style-name="T65"> </text:span><text:span text:style-name="T68">plot, </text:span><text:span text:style-name="T69">title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95">Visual Cue</text:p>
            </table:table-cell>
            <table:table-cell table:style-name="Table1.A1" office:value-type="string">
              <text:p text:style-name="P95">Narration</text:p>
            </table:table-cell>
          </table:table-row>
          <table:table-row>
            <table:table-cell table:style-name="Table1.A1" office:value-type="string">
              <text:p text:style-name="P1"><text:span text:style-name="T95">Title</text:span> Slide </text:p>
            </table:table-cell>
            <table:table-cell table:style-name="Table1.A1" office:value-type="string">
              <text:p text:style-name="P99">Hello Friends. Welcome to the tutorial on "<text:span text:style-name="T2">Embellishing a Plot</text:span>". 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53"><text:span text:style-name="T80">O</text:span>bjectives </text:p>
              <text:p text:style-name="P99"/>
            </table:table-cell>
            <table:table-cell table:style-name="Table1.A1" office:value-type="string">
              <text:p text:style-name="P1"><text:span text:style-name="T95">At the end of</text:span> this tutorial, <text:span text:style-name="T86">we will learn to-</text:span> </text:p>
              <text:p text:style-name="P1"/>
              <text:list xml:id="list6125560779468267781" text:style-name="L1">
                <text:list-item>
                  <text:p text:style-name="P154">Modify the attributes of the <text:span text:style-name="T2">plot</text:span> -- <text:span text:style-name="T2">color</text:span>, <text:span text:style-name="T2">line style</text:span>, <text:span text:style-name="T2">linewidth</text:span>. </text:p>
                </text:list-item>
                <text:list-item>
                  <text:p text:style-name="P154">Add a title to the <text:span text:style-name="T2">plot</text:span> with <text:span text:style-name="T2">embedded LaTeX</text:span>. </text:p>
                </text:list-item>
                <text:list-item>
                  <text:p text:style-name="P154">Label <text:span text:style-name="T2">x </text:span><text:span text:style-name="T49">and </text:span><text:span text:style-name="T2">y axes</text:span>. </text:p>
                </text:list-item>
                <text:list-item>
                  <text:p text:style-name="P154">Add annotations to the <text:span text:style-name="T2">plot</text:span>. </text:p>
                </text:list-item>
                <text:list-item>
                  <text:p text:style-name="P154">Set and <text:span text:style-name="T83">g</text:span>et the <text:span text:style-name="T2">limits </text:span><text:span text:style-name="T49">of </text:span><text:span text:style-name="T2">axe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99">Show Slide </text:p>
              <text:p text:style-name="P99">System <text:span text:style-name="T118">Specifications</text:span> </text:p>
            </table:table-cell>
            <table:table-cell table:style-name="Table1.A4" office:value-type="string">
              <text:p text:style-name="P99">To record this tutorial, I am using </text:p>
              <text:list xml:id="list4243068026068497378" text:style-name="L2">
                <text:list-item>
                  <text:p text:style-name="P150"><text:span text:style-name="T1">Ubuntu Linux 14.04</text:span> operating system</text:p>
                </text:list-item>
                <text:list-item>
                  <text:p text:style-name="P151"><text:span text:style-name="T64">Python</text:span> 2.7.6</text:p>
                </text:list-item>
                <text:list-item>
                  <text:p text:style-name="P150"><text:span text:style-name="T2">IPython</text:span><text:span text:style-name="T1"> </text:span><text:span text:style-name="T31">4</text:span><text:span text:style-name="T1">.</text:span><text:span text:style-name="T28">0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142">Show slide</text:p>
              <text:p text:style-name="P142">Pre-requisites</text:p>
            </table:table-cell>
            <table:table-cell table:style-name="Table1.A5" office:value-type="string">
              <text:p text:style-name="P143">To <text:span text:style-name="T103">practise</text:span> this tutorial, <text:span text:style-name="T101">you </text:span>should know how to </text:p>
              <text:list xml:id="list2876277706918455743" text:style-name="L3">
                <text:list-item>
                  <text:p text:style-name="P152">run basic <text:span text:style-name="T2">Python </text:span>commands on the <text:s/><text:span text:style-name="T2">ipython console</text:span></text:p>
                </text:list-item>
                <text:list-item>
                  <text:p text:style-name="P152"><text:span text:style-name="T95">use </text:span><text:span text:style-name="T13">Plots</text:span><text:span text:style-name="T95"> interactively</text:span><text:span text:style-name="T2">.</text:span></text:p>
                </text:list-item>
              </text:list>
              <text:p text:style-name="P144"/>
              <text:p text:style-name="P142">If not, <text:span text:style-name="T95">see the pre-requisite</text:span> <text:span text:style-name="T2">Python </text:span>tutorials <text:span text:style-name="T95">on </text:span>this website.</text:p>
            </table:table-cell>
          </table:table-row>
          <table:table-row table:style-name="Table1.5">
            <table:table-cell table:style-name="Table1.A5" office:value-type="string">
              <text:p text:style-name="P15">[Terminal]</text:p>
              <text:p text:style-name="P68"><text:span text:style-name="T2">ipython --pylab </text:span><text:span text:style-name="T57">and press </text:span><text:span text:style-name="T13">Enter.</text:span></text:p>
            </table:table-cell>
            <table:table-cell table:style-name="Table1.A5" office:value-type="string">
              <text:p text:style-name="P55">Let us start <text:span text:style-name="T2">ipython</text:span> with <text:span text:style-name="T2">pylab</text:span>. </text:p>
              <text:p text:style-name="P55"/>
              <text:p text:style-name="P63"><text:span text:style-name="T70">O</text:span>pen the <text:span text:style-name="T2">terminal.</text:span></text:p>
              <text:p text:style-name="P63"/>
              <text:p text:style-name="P63"><text:span text:style-name="T95">T</text:span>ype <text:span text:style-name="T2">ipython --pylab </text:span><text:span text:style-name="T57">and press </text:span><text:span text:style-name="T13">Enter.</text:span></text:p>
            </table:table-cell>
          </table:table-row>
          <table:table-row table:style-name="Table1.7">
            <table:table-cell table:style-name="Table1.A5" office:value-type="string">
              <text:p text:style-name="P16">[IPython console]</text:p>
              <text:p text:style-name="P11"><text:span text:style-name="T2">x = linspace(-</text:span><text:span text:style-name="T15">2</text:span><text:span text:style-name="T2">, 4, 20) </text:span><text:span text:style-name="T57">and press </text:span><text:span text:style-name="T13">Enter.</text:span></text:p>
            </table:table-cell>
            <table:table-cell table:style-name="Table1.A5" office:value-type="string">
              <text:p text:style-name="P1">We shall first make a simple <text:span text:style-name="T2">plot</text:span> and start <text:span text:style-name="T10">modifying</text:span> it. </text:p>
              <text:p text:style-name="P1"/>
              <text:p text:style-name="P17">Type <text:span text:style-name="T2">x = linspace(-</text:span><text:span text:style-name="T15">2</text:span><text:span text:style-name="T2">, 4, 20) </text:span><text:span text:style-name="T57">and press </text:span><text:span text:style-name="T13">Enter.</text:span></text:p>
            </table:table-cell>
          </table:table-row>
          <table:table-row table:style-name="Table1.8">
            <table:table-cell table:style-name="Table1.A5" office:value-type="string">
              <text:p text:style-name="P93"><text:span text:style-name="T2">plot(x, sin(x)) </text:span><text:span text:style-name="T57">and press </text:span><text:span text:style-name="T13">Enter.</text:span></text:p>
            </table:table-cell>
            <table:table-cell table:style-name="Table1.A5" office:value-type="string">
              <text:p text:style-name="P17"><text:span text:style-name="T59">T</text:span><text:span text:style-name="T49">hen type </text:span><text:span text:style-name="T2">plot(x, sin(x)) </text:span><text:span text:style-name="T57">and press </text:span><text:span text:style-name="T13">Enter.</text:span></text:p>
            </table:table-cell>
          </table:table-row>
          <table:table-row>
            <table:table-cell table:style-name="Table1.A1" office:value-type="string">
              <text:p text:style-name="P18">[Plot Window]</text:p>
            </table:table-cell>
            <table:table-cell table:style-name="Table1.A1" office:value-type="string">
              <text:p text:style-name="P137">We can now see the <text:span text:style-name="T2">sine curve </text:span><text:span text:style-name="T88">in the </text:span><text:span text:style-name="T14">plot </text:span><text:span text:style-name="T88">window.</text:span></text:p>
              <text:p text:style-name="P137"/>
              <text:p text:style-name="P138"><text:span text:style-name="T71">T</text:span>he default colour and thickness of the line is as decided by <text:span text:style-name="T2">pylab</text:span>. </text:p>
            </table:table-cell>
          </table:table-row>
          <table:table-row>
            <table:table-cell table:style-name="Table1.A5" office:value-type="string">
              <text:p text:style-name="P3"/>
            </table:table-cell>
            <table:table-cell table:style-name="Table1.A5" office:value-type="string">
              <text:p text:style-name="P139">Let us now change the <text:span text:style-name="T2">parameters</text:span> of this <text:span text:style-name="T2">curve</text:span>.</text:p>
              <text:p text:style-name="P132"/>
              <text:p text:style-name="P132"><text:span text:style-name="T89">We can pass</text:span> additional <text:span text:style-name="T2">arguments </text:span>to the <text:span text:style-name="T2">plot command </text:span><text:span text:style-name="T54">to do this</text:span>. </text:p>
            </table:table-cell>
          </table:table-row>
          <table:table-row>
            <table:table-cell table:style-name="Table1.A5" office:value-type="string">
              <text:p text:style-name="P3">[IPython console]</text:p>
              <text:p text:style-name="P11"><text:span text:style-name="T2">clf() </text:span><text:span text:style-name="T57">and press </text:span><text:span text:style-name="T13">Enter.</text:span></text:p>
            </table:table-cell>
            <table:table-cell table:style-name="Table1.A5" office:value-type="string">
              <text:p text:style-name="P133">We shall first clear the <text:span text:style-name="T24">plot </text:span><text:span text:style-name="T99">window</text:span><text:span text:style-name="T49"> </text:span><text:span text:style-name="T57">by typing</text:span><text:span text:style-name="T58"> </text:span><text:span text:style-name="T21">clf() </text:span><text:span text:style-name="T57">in the </text:span><text:span text:style-name="T13">ipython console</text:span><text:span text:style-name="T21">.</text:span></text:p>
            </table:table-cell>
          </table:table-row>
          <table:table-row>
            <table:table-cell table:style-name="Table1.A5" office:value-type="string">
              <text:p text:style-name="P109">[Plot window]</text:p>
            </table:table-cell>
            <table:table-cell table:style-name="Table1.A5" office:value-type="string">
              <text:p text:style-name="P112"><text:span text:style-name="T90">You can now see a blank </text:span><text:span text:style-name="T11">plot window</text:span><text:span text:style-name="T55">. </text:span></text:p>
            </table:table-cell>
          </table:table-row>
          <text:soft-page-break/>
          <table:table-row>
            <table:table-cell table:style-name="Table1.A5" office:value-type="string">
              <text:p text:style-name="P91">[IPython console]</text:p>
              <text:p text:style-name="P88">plot(x, sin(x), 'r') <text:span text:style-name="T57">and press </text:span><text:span text:style-name="T95">Enter.</text:span></text:p>
            </table:table-cell>
            <table:table-cell table:style-name="Table1.A5" office:value-type="string">
              <text:p text:style-name="P134"><text:span text:style-name="T52">Now </text:span><text:span text:style-name="T2">plot</text:span> the same <text:span text:style-name="T13">sine curve </text:span><text:span text:style-name="T57">with an </text:span>additional <text:span text:style-name="T2">color</text:span> <text:span text:style-name="T2">argument</text:span>. </text:p>
              <text:p text:style-name="P134"/>
              <text:p text:style-name="P135"><text:span text:style-name="T81">So we will type </text:span><text:span text:style-name="T16">plot(x, sin(x), 'r') </text:span><text:span text:style-name="T57">and press </text:span><text:span text:style-name="T13">Enter.</text:span></text:p>
              <text:p text:style-name="P136"><text:span text:style-name="T57">Here, the </text:span><text:span text:style-name="T13">argument 'r' </text:span><text:span text:style-name="T57">is for red color. </text:span></text:p>
            </table:table-cell>
          </table:table-row>
          <table:table-row>
            <table:table-cell table:style-name="Table1.A5" office:value-type="string">
              <text:p text:style-name="P52">Show the sine curve on the plot window by moving the mouse pointer on it.</text:p>
              <text:p text:style-name="P99"/>
            </table:table-cell>
            <table:table-cell table:style-name="Table1.A5" office:value-type="string">
              <text:p text:style-name="P108"><text:span text:style-name="T96">On the </text:span><text:span text:style-name="T22">plot window</text:span><text:span text:style-name="T96">, t</text:span>he same <text:span text:style-name="T13">sine </text:span><text:span text:style-name="T7">curve</text:span><text:span text:style-name="T2"> </text:span>is <text:span text:style-name="T95">now </text:span>seen in <text:span text:style-name="T49">red color. </text:span></text:p>
              <text:p text:style-name="P128"/>
              <text:p text:style-name="P51"><text:span text:style-name="T108">Do not close the </text:span><text:span text:style-name="T110">plot</text:span><text:span text:style-name="T108"> </text:span><text:span text:style-name="T110">window</text:span><text:span text:style-name="T108"> </text:span><text:span text:style-name="T109">just minimize it.</text:span></text:p>
            </table:table-cell>
          </table:table-row>
          <table:table-row>
            <table:table-cell table:style-name="Table1.A4" office:value-type="string">
              <text:p text:style-name="P32">[Ipython console]</text:p>
            </table:table-cell>
            <table:table-cell table:style-name="Table1.A4" office:value-type="string">
              <text:p text:style-name="P99"><text:span text:style-name="T95">We can alter t</text:span>he thickness of the line by <text:span text:style-name="T95">using the</text:span> <text:span text:style-name="T2">'linewidth' argument</text:span>. </text:p>
            </table:table-cell>
          </table:table-row>
          <table:table-row>
            <table:table-cell table:style-name="Table1.A4" office:value-type="string">
              <text:p text:style-name="P1">[IPython console]</text:p>
              <text:p text:style-name="P1"/>
              <text:p text:style-name="P92"><text:span text:style-name="T2">plot(x,cos(x),linewidth=</text:span><text:span text:style-name="T17">2</text:span><text:span text:style-name="T2">) </text:span><text:span text:style-name="T57">and press </text:span><text:span text:style-name="T13">Enter.</text:span></text:p>
            </table:table-cell>
            <table:table-cell table:style-name="Table1.A4" office:value-type="string">
              <text:p text:style-name="P105"><text:span text:style-name="T95">This time we will draw the </text:span><text:span text:style-name="T13">cosine curve </text:span><text:span text:style-name="T59">on the </text:span><text:span text:style-name="T24">plot </text:span><text:span text:style-name="T59">window</text:span><text:span text:style-name="T57">.</text:span></text:p>
              <text:p text:style-name="P97"/>
              <text:p text:style-name="P113"><text:span text:style-name="T95">So, t</text:span>ype <text:span text:style-name="T2">plot(x,cos(x),linewidth=</text:span><text:span text:style-name="T17">2</text:span><text:span text:style-name="T2">) </text:span><text:span text:style-name="T57">and press </text:span><text:span text:style-name="T13">Enter.</text:span></text:p>
            </table:table-cell>
          </table:table-row>
          <table:table-row>
            <table:table-cell table:style-name="Table1.A4" office:value-type="string">
              <text:p text:style-name="P27">[Plot <text:span text:style-name="T91">window</text:span>]</text:p>
              <text:p text:style-name="P8">compare the <text:span text:style-name="T2">sine</text:span> and <text:span text:style-name="T2">cos</text:span><text:span text:style-name="T3">ine</text:span> <text:span text:style-name="T2">plots</text:span> </text:p>
            </table:table-cell>
            <table:table-cell table:style-name="Table1.A4" office:value-type="string">
              <text:p text:style-name="P99">A <text:span text:style-name="T13">cosine </text:span><text:span text:style-name="T7">curve</text:span><text:span text:style-name="T2"> </text:span>with line thickness 2 is produced <text:span text:style-name="T95">in the </text:span><text:span text:style-name="T13">plot </text:span><text:span text:style-name="T95">window</text:span>. </text:p>
            </table:table-cell>
          </table:table-row>
          <table:table-row>
            <table:table-cell table:style-name="Table1.A4" office:value-type="string">
              <text:p text:style-name="P27"/>
            </table:table-cell>
            <table:table-cell table:style-name="Table1.A4" office:value-type="string">
              <text:p text:style-name="P119">Let us now try to plot a <text:span text:style-name="T2">sine curve </text:span>in blue color with <text:span text:style-name="T2">linewidth </text:span>as 3.</text:p>
            </table:table-cell>
          </table:table-row>
          <table:table-row>
            <table:table-cell table:style-name="Table1.A4" office:value-type="string">
              <text:p text:style-name="P31">[IPython console]</text:p>
            </table:table-cell>
            <table:table-cell table:style-name="Table1.A4" office:value-type="string">
              <text:p text:style-name="P64"><text:span text:style-name="T57">Here onwards, press the </text:span><text:span text:style-name="T13">Enter</text:span><text:span text:style-name="T57"> key to execute every command that we type on the </text:span><text:span text:style-name="T13">Ipython console</text:span><text:span text:style-name="T57">.</text:span></text:p>
            </table:table-cell>
          </table:table-row>
          <table:table-row>
            <table:table-cell table:style-name="Table1.A4" office:value-type="string">
              <text:p text:style-name="P30">[IPython console]</text:p>
              <text:p text:style-name="P88">clf()</text:p>
            </table:table-cell>
            <table:table-cell table:style-name="Table1.A4" office:value-type="string">
              <text:p text:style-name="P66"><text:span text:style-name="T98">First let us clear the </text:span><text:span text:style-name="T23">plot </text:span><text:span text:style-name="T98">window by typing </text:span><text:span text:style-name="T23">clf(). </text:span></text:p>
              <text:p text:style-name="P13"><text:span text:style-name="T112">You will </text:span><text:span text:style-name="T111">again see a blank plot window</text:span></text:p>
            </table:table-cell>
          </table:table-row>
          <table:table-row>
            <table:table-cell table:style-name="Table1.A4" office:value-type="string">
              <text:p text:style-name="P43">[IPython console]</text:p>
              <text:p text:style-name="P86">plot(x, sin(x), 'b', linewidth=3)</text:p>
            </table:table-cell>
            <table:table-cell table:style-name="Table1.A4" office:value-type="string">
              <text:p text:style-name="P71"><text:span text:style-name="T49">Now type</text:span><text:span text:style-name="T2"> plot(x, sin(x), 'b', linewidth=3)</text:span></text:p>
              <text:p text:style-name="P60"/>
              <text:p text:style-name="P60">A combination of <text:span text:style-name="T2">color</text:span> and <text:span text:style-name="T2">linewidth</text:span> would do the job for us. </text:p>
            </table:table-cell>
          </table:table-row>
          <table:table-row>
            <table:table-cell table:style-name="Table1.A4" office:value-type="string">
              <text:p text:style-name="P33">[Ipython console]</text:p>
            </table:table-cell>
            <table:table-cell table:style-name="Table1.A4" office:value-type="string">
              <text:p text:style-name="P99">To get the <text:span text:style-name="T24">plot </text:span><text:span text:style-name="T99">in dotted style instead of a solid style, put a </text:span><text:span text:style-name="T4">dot</text:span><text:span text:style-name="T76"> in </text:span><text:span text:style-name="T4">linestyle.</text:span></text:p>
            </table:table-cell>
          </table:table-row>
          <table:table-row>
            <table:table-cell table:style-name="Table1.A4" office:value-type="string">
              <text:p text:style-name="P42">[IPython console]</text:p>
              <text:p text:style-name="P37">clf() </text:p>
            </table:table-cell>
            <table:table-cell table:style-name="Table1.A4" office:value-type="string">
              <text:p text:style-name="P106"><text:span text:style-name="T59">First, t</text:span><text:span text:style-name="T60">ype </text:span><text:span text:style-name="T25">clf() </text:span><text:span text:style-name="T60">to clear </text:span><text:span text:style-name="T59">the </text:span><text:span text:style-name="T24">plot </text:span><text:span text:style-name="T59">window.</text:span></text:p>
            </table:table-cell>
          </table:table-row>
          <table:table-row>
            <table:table-cell table:style-name="Table1.A4" office:value-type="string">
              <text:p text:style-name="P42">[IPython console]</text:p>
              <text:p text:style-name="P86">plot(x, sin(x), '.')</text:p>
              <text:p text:style-name="P1"/>
            </table:table-cell>
            <table:table-cell table:style-name="Table1.A4" office:value-type="string">
              <text:p text:style-name="P122">Now type <text:span text:style-name="T2">plot(x, sin(x), '.')</text:span></text:p>
            </table:table-cell>
          </table:table-row>
          <table:table-row>
            <table:table-cell table:style-name="Table1.A4" office:value-type="string">
              <text:p text:style-name="P19">[Plot Window]</text:p>
            </table:table-cell>
            <table:table-cell table:style-name="Table1.A4" office:value-type="string">
              <text:p text:style-name="P1">We get <text:span text:style-name="T99">the </text:span><text:span text:style-name="T24">sine</text:span><text:span text:style-name="T2"> </text:span><text:span text:style-name="T8">curve</text:span><text:span text:style-name="T2"> </text:span><text:span text:style-name="T59">in dotted style.</text:span></text:p>
            </table:table-cell>
          </table:table-row>
          <table:table-row>
            <table:table-cell table:style-name="Table1.A4" office:value-type="string">
              <text:p text:style-name="P39">[IPython console]</text:p>
              <text:p text:style-name="P34">plot? </text:p>
              <text:p text:style-name="P53">Run through the <text:span text:style-name="T113">information</text:span> and show the options available </text:p>
              <text:p text:style-name="P53">Show the options available for line style and colors </text:p>
            </table:table-cell>
            <table:table-cell table:style-name="Table1.A4" office:value-type="string">
              <text:p text:style-name="P20">Let's see the <text:span text:style-name="T114">information</text:span> of <text:span text:style-name="T2">plot</text:span>.</text:p>
              <text:p text:style-name="P20"/>
              <text:p text:style-name="P36"><text:span text:style-name="T50">Type </text:span>plot <text:span text:style-name="T74">question mark </text:span><text:span text:style-name="T51">and press </text:span><text:span text:style-name="T75">Enter</text:span></text:p>
            </table:table-cell>
          </table:table-row>
          <table:table-row>
            <table:table-cell table:style-name="Table1.A4" office:value-type="string">
              <text:p text:style-name="P1">Show Slide </text:p>
              <text:p text:style-name="P53"><text:span text:style-name="T92">Exercise</text:span> <text:span text:style-name="T105">1</text:span></text:p>
              <text:p text:style-name="P1"/>
            </table:table-cell>
            <table:table-cell table:style-name="Table1.A4" office:value-type="string">
              <text:p text:style-name="P9">Pause the video. <text:span text:style-name="T77">Try</text:span> this exercise and then resume the video</text:p>
              <text:p text:style-name="P9"><text:s/></text:p>
              <text:p text:style-name="P53"><text:span text:style-name="T2">Plot</text:span> the <text:span text:style-name="T2">curve</text:span> of <text:span text:style-name="T2">x v/s </text:span><text:span text:style-name="T9">cos</text:span><text:span text:style-name="T2">(x)</text:span> in red <text:span text:style-name="T2">dash line</text:span> and <text:span text:style-name="T2">linewidth</text:span> 3. </text:p>
            </table:table-cell>
          </table:table-row>
          <table:table-row>
            <table:table-cell table:style-name="Table1.A4" office:value-type="string">
              <text:p text:style-name="P53"/>
            </table:table-cell>
            <table:table-cell table:style-name="Table1.A4" office:value-type="string">
              <text:p text:style-name="P65"><text:span text:style-name="T100">Let us s</text:span>witch to <text:span text:style-name="T99">the </text:span><text:span text:style-name="T24">console </text:span>for <text:span text:style-name="T99">the </text:span>solution. </text:p>
            </table:table-cell>
          </table:table-row>
          <table:table-row>
            <table:table-cell table:style-name="Table1.A4" office:value-type="string">
              <text:p text:style-name="P56">[IPython console]</text:p>
              <text:p text:style-name="P86">clf()</text:p>
            </table:table-cell>
            <table:table-cell table:style-name="Table1.A4" office:value-type="string">
              <text:p text:style-name="P107"><text:span text:style-name="T62">T</text:span><text:span text:style-name="T60">ype </text:span><text:span text:style-name="T25">clf() </text:span><text:span text:style-name="T60">to clear </text:span><text:span text:style-name="T61">the </text:span><text:span text:style-name="T26">plot </text:span><text:span text:style-name="T61">window</text:span><text:span text:style-name="T60">.</text:span></text:p>
            </table:table-cell>
          </table:table-row>
          <table:table-row>
            <table:table-cell table:style-name="Table1.A4" office:value-type="string">
              <text:p text:style-name="P78">[IPython console]</text:p>
              <text:p text:style-name="P86"><text:span text:style-name="T100">p</text:span>lot(x, cos(x), <text:soft-page-break/>'<text:span text:style-name="T107">r--</text:span>',<text:span text:style-name="T104">linewidth=3</text:span>)</text:p>
              <text:p text:style-name="P53"/>
              <text:p text:style-name="P53"/>
            </table:table-cell>
            <table:table-cell table:style-name="Table1.A4" office:value-type="string">
              <text:p text:style-name="P123">Now type <text:span text:style-name="T2">plot(x, </text:span><text:span text:style-name="T18">cos</text:span><text:span text:style-name="T2">(x), '</text:span><text:span text:style-name="T18">r--</text:span><text:span text:style-name="T2">',</text:span><text:span text:style-name="T27">linewidth=3</text:span><text:span text:style-name="T2">)</text:span></text:p>
              <text:p text:style-name="P57"/>
              <text:p text:style-name="P57"><text:soft-page-break/><text:span text:style-name="T100">W</text:span>e use a combination of <text:span text:style-name="T2">linewidth</text:span> <text:span text:style-name="T2">argument</text:span> and <text:span text:style-name="T2">linestyle</text:span>. </text:p>
            </table:table-cell>
          </table:table-row>
          <table:table-row>
            <table:table-cell table:style-name="Table1.A4" office:value-type="string">
              <text:p text:style-name="P86"/>
            </table:table-cell>
            <table:table-cell table:style-name="Table1.A4" office:value-type="string">
              <text:p text:style-name="P100">Now<text:span text:style-name="T72"> </text:span>we know how to produce a <text:span text:style-name="T2">bare minimum plot</text:span> with <text:span text:style-name="T2">color</text:span>, <text:span text:style-name="T2">style</text:span> and <text:span text:style-name="T2">thickness</text:span>. </text:p>
              <text:p text:style-name="P100"/>
              <text:p text:style-name="P126"><text:span text:style-name="T100">Let us </text:span>look at <text:span text:style-name="T93">modifying</text:span> the <text:span text:style-name="T2">plot </text:span><text:span text:style-name="T100">further</text:span>. </text:p>
            </table:table-cell>
          </table:table-row>
          <table:table-row table:style-name="Table1.32">
            <table:table-cell table:style-name="Table1.A4" office:value-type="string">
              <text:p text:style-name="P21">[IPython console]</text:p>
              <text:p text:style-name="P34">plot(x, -x*x + 4*x - 5, 'r', linewidth=2) </text:p>
            </table:table-cell>
            <table:table-cell table:style-name="Table1.A4" office:value-type="string">
              <text:p text:style-name="P99">Let us start with a <text:span text:style-name="T2">plot</text:span> for the <text:span text:style-name="T2">function -x^2 + 4x - 5. </text:span></text:p>
              <text:p text:style-name="P124"/>
              <text:p text:style-name="P124">Now type <text:span text:style-name="T2">plot(x, -x*x + 4*x - 5, 'r', linewidth=2)</text:span></text:p>
            </table:table-cell>
          </table:table-row>
          <table:table-row table:style-name="Table1.32">
            <table:table-cell table:style-name="Table1.A4" office:value-type="string">
              <text:p text:style-name="P23">[Plot window]</text:p>
            </table:table-cell>
            <table:table-cell table:style-name="Table1.A4" office:value-type="string">
              <text:p text:style-name="P24">We will see the curve of this equation <text:span text:style-name="T100">in the </text:span><text:span text:style-name="T26">plot </text:span><text:span text:style-name="T100">window</text:span>. </text:p>
              <text:p text:style-name="P24"/>
              <text:p text:style-name="P24"><text:span text:style-name="T100">But t</text:span>he figure does not have any description describing the <text:span text:style-name="T2">plot</text:span>.</text:p>
            </table:table-cell>
          </table:table-row>
          <table:table-row table:style-name="Table1.32">
            <table:table-cell table:style-name="Table1.A4" office:value-type="string">
              <text:p text:style-name="P22">[IPython console]</text:p>
              <text:p text:style-name="P86">title("Parabolic function -x^2+4x-5")</text:p>
            </table:table-cell>
            <table:table-cell table:style-name="Table1.A4" office:value-type="string">
              <text:p text:style-name="P81"><text:span text:style-name="T44">To add a title to the </text:span><text:span text:style-name="T39">plot</text:span><text:span text:style-name="T44">, use the </text:span><text:span text:style-name="Teletype"><text:span text:style-name="T39">title</text:span></text:span><text:span text:style-name="T44"> </text:span><text:span text:style-name="T39">command</text:span><text:span text:style-name="T44">. </text:span></text:p>
              <text:p text:style-name="P53"/>
              <text:p text:style-name="P125"><text:span text:style-name="T100">So</text:span> type <text:span text:style-name="T2">title("Parabolic function -x^2+4x-5")</text:span></text:p>
            </table:table-cell>
          </table:table-row>
          <table:table-row table:style-name="Table1.32">
            <table:table-cell table:style-name="Table1.A4" office:value-type="string">
              <text:p text:style-name="P40">[IPython console]</text:p>
              <text:p text:style-name="P44">Highlight the <text:span text:style-name="T2">title </text:span>command</text:p>
            </table:table-cell>
            <table:table-cell table:style-name="Table1.A4" office:value-type="string">
              <text:p text:style-name="P54"><text:span text:style-name="T32">The </text:span><text:span text:style-name="Teletype"><text:span text:style-name="T33">title</text:span></text:span><text:span text:style-name="T32"> command as you can see, takes a </text:span><text:span text:style-name="T33">string</text:span><text:span text:style-name="T32"> as an </text:span><text:span text:style-name="T33">argument.</text:span></text:p>
            </table:table-cell>
          </table:table-row>
          <table:table-row table:style-name="Table1.32">
            <table:table-cell table:style-name="Table1.A36" office:value-type="string">
              <text:p text:style-name="P76">Show the <text:span text:style-name="T2">plot window</text:span> and point to the title </text:p>
            </table:table-cell>
            <table:table-cell table:style-name="Table1.A36" office:value-type="string">
              <text:p text:style-name="P25">We can see the<text:span text:style-name="T2"> title</text:span> on the <text:span text:style-name="T2">plot</text:span> window.</text:p>
              <text:p text:style-name="P25"/>
              <text:p text:style-name="P25">But it is not <text:span text:style-name="T2">formatted</text:span> and does not look clean. </text:p>
            </table:table-cell>
          </table:table-row>
          <table:table-row table:style-name="Table1.32">
            <table:table-cell table:style-name="Table1.A36" office:value-type="string">
              <text:p text:style-name="P77">Show the <text:span text:style-name="T2">plot window</text:span> and point to the title </text:p>
            </table:table-cell>
            <table:table-cell table:style-name="Table1.A36" office:value-type="string">
              <text:p text:style-name="P61">It would look <text:span text:style-name="T100">even more </text:span>shabby if there were <text:span text:style-name="T2">fractions</text:span> and <text:span text:style-name="T2">complex</text:span> <text:span text:style-name="T2">functions</text:span>. </text:p>
              <text:p text:style-name="P61"/>
              <text:p text:style-name="P61"><text:span text:style-name="T56">Let us </text:span><text:span text:style-name="T61">write</text:span><text:span text:style-name="T56"> the</text:span><text:span text:style-name="T12"> title </text:span><text:span text:style-name="T56">in</text:span><text:span text:style-name="T12"> </text:span><text:span text:style-name="T2">LaTeX</text:span> <text:span text:style-name="T49">format </text:span><text:span text:style-name="T61">for a neater look.</text:span></text:p>
            </table:table-cell>
          </table:table-row>
          <table:table-row table:style-name="Table1.32">
            <table:table-cell table:style-name="Table1.A36" office:value-type="string">
              <text:p text:style-name="P41">[IPython console]</text:p>
              <text:p text:style-name="P96">title(<text:span text:style-name="T84">r</text:span>"Parabolic function $-x^2+4x-5$") </text:p>
            </table:table-cell>
            <table:table-cell table:style-name="Table1.A36" office:value-type="string">
              <text:p text:style-name="P82"><text:span text:style-name="T45">For </text:span><text:span text:style-name="T41">LaTeX</text:span><text:span text:style-name="T45"> </text:span><text:span text:style-name="T48">format</text:span><text:span text:style-name="T45">, we put a </text:span><text:span text:style-name="Teletype"><text:span text:style-name="T41">$ </text:span></text:span><text:span text:style-name="Teletype"><text:span text:style-name="T37">before and after the </text:span></text:span><text:span text:style-name="Teletype"><text:span text:style-name="T41">string</text:span></text:span><text:span text:style-name="Teletype"><text:span text:style-name="T37">.</text:span></text:span></text:p>
              <text:p text:style-name="P82"><text:span text:style-name="Teletype"><text:span text:style-name="T37"/></text:span></text:p>
              <text:p text:style-name="P83"><text:span text:style-name="Teletype"><text:span text:style-name="T38">Type </text:span></text:span><text:span text:style-name="Teletype"><text:span text:style-name="T42">title(</text:span></text:span><text:span text:style-name="Teletype"><text:span text:style-name="T43">r</text:span></text:span><text:span text:style-name="Teletype"><text:span text:style-name="T42">"Parabolic function $-x^2+4x-5$")</text:span></text:span></text:p>
              <text:p text:style-name="P84"/>
              <text:p text:style-name="P84"><text:span text:style-name="Teletype"><text:span text:style-name="T34">Her</text:span></text:span><text:span text:style-name="Teletype"><text:span text:style-name="T35">e</text:span></text:span><text:span text:style-name="Teletype"><text:span text:style-name="T34"> </text:span></text:span><text:span text:style-name="Teletype"><text:span text:style-name="T40">' r '</text:span></text:span><text:span text:style-name="Teletype"><text:span text:style-name="T34"> means that the </text:span></text:span><text:span text:style-name="Teletype"><text:span text:style-name="T40">string</text:span></text:span><text:span text:style-name="Teletype"><text:span text:style-name="T34"> is to be treated as a </text:span></text:span><text:span text:style-name="Teletype"><text:span text:style-name="T40">raw string</text:span></text:span><text:span text:style-name="Teletype"><text:span text:style-name="T34">. </text:span></text:span></text:p>
              <text:p text:style-name="P84"><text:span text:style-name="Teletype"><text:span text:style-name="T36">It </text:span></text:span><text:span text:style-name="Teletype"><text:span text:style-name="T34">will ignore all </text:span></text:span><text:span text:style-name="Teletype"><text:span text:style-name="T40">escape codes</text:span></text:span><text:span text:style-name="Teletype"><text:span text:style-name="T34">.</text:span></text:span></text:p>
            </table:table-cell>
          </table:table-row>
          <table:table-row table:style-name="Table1.32">
            <table:table-cell table:style-name="Table1.A4" office:value-type="string">
              <text:p text:style-name="P130">[Plot Window] <text:s/></text:p>
              <text:p text:style-name="P131">Point at the polynomial </text:p>
            </table:table-cell>
            <table:table-cell table:style-name="Table1.A4" office:value-type="string">
              <text:p text:style-name="P99">As we can see <text:span text:style-name="T100">that </text:span>the <text:span text:style-name="T2">polynomial</text:span> <text:span text:style-name="T100">in the </text:span><text:span text:style-name="T26">title </text:span>is now <text:span text:style-name="T2">formatted</text:span>. </text:p>
            </table:table-cell>
          </table:table-row>
          <table:table-row>
            <table:table-cell table:style-name="Table1.A4" office:value-type="string">
              <text:p text:style-name="P28">[IPython console]</text:p>
              <text:p text:style-name="P35">xlabel(<text:span text:style-name="T85">r</text:span>"<text:span text:style-name="T79">$</text:span>x<text:span text:style-name="T79">$</text:span>") </text:p>
              <text:p text:style-name="P89">ylabel(<text:span text:style-name="T85">r</text:span>"$f(x)$")</text:p>
            </table:table-cell>
            <table:table-cell table:style-name="Table1.A4" office:value-type="string">
              <text:p text:style-name="P120">Although we have <text:span text:style-name="T2">title</text:span>, the <text:span text:style-name="T2">plot</text:span> is not complete without <text:span text:style-name="T49">labelling </text:span><text:span text:style-name="T61">the </text:span><text:span text:style-name="T2">x </text:span><text:span text:style-name="T49">and </text:span><text:span text:style-name="T2">y axes</text:span>. </text:p>
              <text:p text:style-name="P121">So we will <text:span text:style-name="T2">label</text:span> <text:span text:style-name="T2">x</text:span> and <text:span text:style-name="T2">y</text:span> <text:span text:style-name="T2">axes</text:span> in Latex style.</text:p>
              <text:p text:style-name="P103"/>
              <text:p text:style-name="P114">Type <text:span text:style-name="T2">xlabel(</text:span><text:span text:style-name="T19">r</text:span><text:span text:style-name="T2">"</text:span><text:span text:style-name="T20">$</text:span><text:span text:style-name="T2">x</text:span><text:span text:style-name="T20">$</text:span><text:span text:style-name="T2">") </text:span><text:span text:style-name="T49">and</text:span><text:span text:style-name="T2"> ylabel(</text:span><text:span text:style-name="T19">r</text:span><text:span text:style-name="T2">"</text:span><text:span text:style-name="T20">$</text:span><text:span text:style-name="T2">f(x)</text:span><text:span text:style-name="T20">$</text:span><text:span text:style-name="T2">")</text:span></text:p>
            </table:table-cell>
          </table:table-row>
          <table:table-row>
            <table:table-cell table:style-name="Table1.A4" office:value-type="string">
              <text:p text:style-name="P101">[IPython console]</text:p>
              <text:p text:style-name="P4"/>
              <text:p text:style-name="P86">annotate("local maxima", xy=(2, -1))</text:p>
              <text:p text:style-name="P53"/>
              <text:p text:style-name="P101"/>
            </table:table-cell>
            <table:table-cell table:style-name="Table1.A4" office:value-type="string">
              <text:p text:style-name="P104">The <text:span text:style-name="T2">plot </text:span>is now almost complete. </text:p>
              <text:p text:style-name="P104"/>
              <text:p text:style-name="P115">Now we will name the <text:span text:style-name="T2">points</text:span> considering <text:span text:style-name="T2">point(2,-1)</text:span> as <text:span text:style-name="T2">local maxima</text:span>.</text:p>
              <text:p text:style-name="P115"><text:s/></text:p>
              <text:p text:style-name="P116">To name a <text:span text:style-name="T2">point</text:span> <text:span text:style-name="T82">we </text:span>use <text:span text:style-name="T100">the</text:span> <text:span text:style-name="T6">f</text:span><text:span text:style-name="T2">unction</text:span> <text:span text:style-name="T2">annotate</text:span>.</text:p>
              <text:p text:style-name="P117"/>
              <text:p text:style-name="P118">Type <text:span text:style-name="T2">annotate("local maxima", xy=(2, -1))</text:span></text:p>
            </table:table-cell>
          </table:table-row>
          <text:soft-page-break/>
          <table:table-row>
            <table:table-cell table:style-name="Table1.A1" office:value-type="string">
              <text:p text:style-name="P110">[Plot Window]</text:p>
              <text:p text:style-name="P110"/>
              <text:p text:style-name="P69">Show the annotation that has appeared on the plot </text:p>
            </table:table-cell>
            <table:table-cell table:style-name="Table1.A1" office:value-type="string">
              <text:p text:style-name="P69">We can see the <text:span text:style-name="T2">local maxima</text:span> at point <text:span text:style-name="T2">(2, -1)</text:span></text:p>
            </table:table-cell>
          </table:table-row>
          <table:table-row>
            <table:table-cell table:style-name="Table1.A5" office:value-type="string">
              <text:p text:style-name="P111">[IPython console]</text:p>
              <text:p text:style-name="P111"/>
              <text:p text:style-name="P102">Point at the annotate command while explaining</text:p>
            </table:table-cell>
            <table:table-cell table:style-name="Table1.A5" office:value-type="string">
              <text:p text:style-name="P12"><text:span text:style-name="T78">The first </text:span><text:span text:style-name="T5">argument</text:span><text:span text:style-name="T78"> in </text:span><text:span text:style-name="T5">annotate</text:span><text:span text:style-name="T78"> command is the name of the point.</text:span></text:p>
              <text:p text:style-name="P12"/>
              <text:p text:style-name="P12"><text:span text:style-name="T78">The second </text:span><text:span text:style-name="T5">argument</text:span><text:span text:style-name="T78"> represents the </text:span><text:span text:style-name="T5">coordinates </text:span><text:span text:style-name="T53">of</text:span><text:span text:style-name="T5"> </text:span><text:span text:style-name="T61">the </text:span><text:span text:style-name="T5">point</text:span><text:span text:style-name="T78">.</text:span> </text:p>
              <text:p text:style-name="P5"/>
              <text:p text:style-name="P6"><text:span text:style-name="T94">It </text:span>is a <text:span text:style-name="T2">tuple</text:span> containing two numbers. The first is <text:span text:style-name="T2">x coordinate</text:span> and second is <text:span text:style-name="T2">y coordinate</text:span>. </text:p>
            </table:table-cell>
          </table:table-row>
          <table:table-row>
            <table:table-cell table:style-name="Table1.A4" office:value-type="string">
              <text:p text:style-name="P45"/>
              <text:p text:style-name="P46">Show Slide </text:p>
              <text:p text:style-name="P10">Exercise <text:span text:style-name="T106">2</text:span> </text:p>
              <text:p text:style-name="P127"/>
            </table:table-cell>
            <table:table-cell table:style-name="Table1.A4" office:value-type="string">
              <text:p text:style-name="P10">Pause the video. <text:span text:style-name="T77">Try</text:span> this exercise and then resume the video.</text:p>
              <text:p text:style-name="P10"/>
              <text:p text:style-name="P10">Make an <text:span text:style-name="T2">annotation</text:span> called "<text:span text:style-name="T2">root</text:span>" at the <text:span text:style-name="T2">point (-4, 0)</text:span>. </text:p>
              <text:p text:style-name="P62">What happens to the first <text:span text:style-name="T2">annotation</text:span>? </text:p>
            </table:table-cell>
          </table:table-row>
          <table:table-row>
            <table:table-cell table:style-name="Table1.A4" office:value-type="string">
              <text:p text:style-name="P47"/>
              <text:p text:style-name="P47">[IPython console]</text:p>
              <text:p text:style-name="P47"/>
              <text:p text:style-name="P86">annotate("root", xy=(-4,0))</text:p>
              <text:p text:style-name="P96"/>
            </table:table-cell>
            <table:table-cell table:style-name="Table1.A4" office:value-type="string">
              <text:p text:style-name="P12">Switch to the <text:span text:style-name="T26">Ipython console </text:span>for the solution. </text:p>
              <text:p text:style-name="P7"/>
              <text:p text:style-name="P29">Type <text:span text:style-name="T2">annotate("root", xy=(-4,0))</text:span></text:p>
              <text:p text:style-name="P26"/>
              <text:p text:style-name="P7"><text:span text:style-name="T97">E</text:span>very <text:span text:style-name="T2">annotate</text:span> <text:span text:style-name="T2">command</text:span> makes a new <text:span text:style-name="T2">annotation</text:span> on the figure. </text:p>
            </table:table-cell>
          </table:table-row>
          <table:table-row>
            <table:table-cell table:style-name="Table1.A4" office:value-type="string">
              <text:p text:style-name="P48"/>
              <text:p text:style-name="P48">[IPython console]</text:p>
              <text:p text:style-name="P38">xlim() </text:p>
              <text:p text:style-name="P90">ylim()</text:p>
            </table:table-cell>
            <table:table-cell table:style-name="Table1.A4" office:value-type="string">
              <text:p text:style-name="P14">Next, type <text:span text:style-name="T2">xlim()</text:span></text:p>
              <text:p text:style-name="P2"><text:span text:style-name="Teletype"><text:span text:style-name="T33">xlim</text:span></text:span><text:span text:style-name="T33"> function </text:span><text:span text:style-name="T32">returns the current </text:span><text:span text:style-name="T33">x axis limits.</text:span></text:p>
              <text:p text:style-name="P2"/>
              <text:p text:style-name="P14">Then <text:span text:style-name="T32">type </text:span><text:span text:style-name="T33">ylim()</text:span></text:p>
              <text:p text:style-name="P2"><text:span text:style-name="Teletype"><text:span text:style-name="T33">ylim</text:span></text:span><text:span text:style-name="T33"> function</text:span><text:span text:style-name="T32"> returns the current </text:span><text:span text:style-name="T33">y-axis limits</text:span><text:span text:style-name="T32">. </text:span></text:p>
            </table:table-cell>
          </table:table-row>
          <table:table-row>
            <table:table-cell table:style-name="Table1.A4" office:value-type="string">
              <text:p text:style-name="P140">[IPython console]</text:p>
              <text:p text:style-name="P140"/>
              <text:p text:style-name="P98">xlim(-4, 5) </text:p>
              <text:p text:style-name="P129"><text:span text:style-name="T2">ylim(-15, 2)</text:span> </text:p>
            </table:table-cell>
            <table:table-cell table:style-name="Table1.A4" office:value-type="string">
              <text:p text:style-name="P58">Set the <text:span text:style-name="T2">limits of x-axis</text:span> from -4 to 5 by <text:span text:style-name="T100">typing </text:span><text:span text:style-name="T30">xlim(-4, 5)</text:span></text:p>
              <text:p text:style-name="P79"/>
              <text:p text:style-name="P59">Similarly, set the <text:span text:style-name="T2">limits of y-axis</text:span> <text:span text:style-name="T100">in a similar manner</text:span>. </text:p>
              <text:p text:style-name="P59"/>
              <text:p text:style-name="P70">Type <text:span text:style-name="T29">ylim(-15, 2)</text:span><text:span text:style-name="T63"> </text:span></text:p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P53">Summary slide </text:p>
              <text:p text:style-name="P1"/>
            </table:table-cell>
            <table:table-cell table:style-name="Table1.A4" office:value-type="string">
              <text:p text:style-name="P1">This brings us to the end of this <text:span text:style-name="T2">tutorial</text:span>. In this <text:span text:style-name="T2">tutorial</text:span>, we have learnt to, </text:p>
              <text:p text:style-name="P1"/>
              <text:list xml:id="list95435041092805231" text:style-name="L4">
                <text:list-item>
                  <text:p text:style-name="P155">Modify the <text:span text:style-name="T2">attributes</text:span> of <text:span text:style-name="T87">a </text:span><text:span text:style-name="T2">plot</text:span> like <text:span text:style-name="T2">color</text:span>, <text:span text:style-name="T2">line width</text:span>, <text:span text:style-name="T2">line style</text:span> by passing additional <text:span text:style-name="T2">arguments</text:span>. </text:p>
                </text:list-item>
                <text:list-item>
                  <text:p text:style-name="P155">Add <text:span text:style-name="T2">title </text:span>to a <text:span text:style-name="T2">plot</text:span> using '<text:span text:style-name="T2">title</text:span>' <text:span text:style-name="T2">command</text:span>. </text:p>
                </text:list-item>
                <text:list-item>
                  <text:p text:style-name="P159"><text:span text:style-name="T44">Incorporate </text:span><text:span text:style-name="T39">LaTeX style formatting</text:span><text:span text:style-name="T44"> by adding a </text:span><text:span text:style-name="Teletype"><text:span text:style-name="T44">$</text:span></text:span><text:span text:style-name="T44"> sign before and after the </text:span><text:span text:style-name="T39">string</text:span><text:span text:style-name="T44">. </text:span></text:p>
                </text:list-item>
                <text:list-item>
                  <text:p text:style-name="P155">Label <text:span text:style-name="T2">x and y axes</text:span> using <text:span text:style-name="T2">xlabel()</text:span> and <text:span text:style-name="T2">ylabel()</text:span> <text:span text:style-name="T2">commands</text:span>. </text:p>
                </text:list-item>
                <text:list-item>
                  <text:p text:style-name="P155">Add <text:span text:style-name="T2">annotations</text:span> to a plot using <text:span text:style-name="T2">annotate()</text:span> <text:span text:style-name="T2">command</text:span>. </text:p>
                </text:list-item>
                <text:list-item>
                  <text:p text:style-name="P155">Get and <text:span text:style-name="T102">s</text:span>et the <text:span text:style-name="T2">limits of axes</text:span> using <text:span text:style-name="T2">xlim()</text:span> and <text:span text:style-name="T2">ylim()</text:span> <text:span text:style-name="T2">commands. 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5">Show Slide</text:p>
              <text:p text:style-name="P72">Evaluation</text:p>
              <text:p text:style-name="P127"/>
            </table:table-cell>
            <table:table-cell table:style-name="Table1.A4" office:value-type="string">
              <text:p text:style-name="P1">Here are some self assessment questions for you to solve. </text:p>
              <text:list xml:id="list2689886587329947837" text:style-name="L5">
                <text:list-item>
                  <text:p text:style-name="P156">Draw a <text:span text:style-name="T2">plot</text:span> of <text:span text:style-name="T2">cosine graph</text:span> between <text:span text:style-name="T2">-2pi to 2pi</text:span> with line thickness 4. </text:p>
                </text:list-item>
                <text:list-item>
                  <text:p text:style-name="P160"><text:span text:style-name="T44">Read the documentation and find out, </text:span><text:span text:style-name="T46">is there </text:span><text:span text:style-name="T44">a way to modify the </text:span><text:span text:style-name="T39">alignment</text:span><text:span text:style-name="T44"> of text in the </text:span><text:span text:style-name="T39">command </text:span><text:span text:style-name="Teletype"><text:span text:style-name="T39">ylabel</text:span></text:span><text:span text:style-name="T44">. </text:span></text:p>
                </text:list-item>
              </text:list>
              <text:list xml:id="list7657904711659243327" text:style-name="L6">
                <text:list-item>
                  <text:list>
                    <text:list-item>
                      <text:p text:style-name="P157">Yes </text:p>
                    </text:list-item>
                    <text:list-item>
                      <text:p text:style-name="P158">No </text:p>
                    </text:list-item>
                  </text:list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P53">Solutions </text:p>
              <text:p text:style-name="P99"><text:soft-page-break/></text:p>
            </table:table-cell>
            <table:table-cell table:style-name="Table1.A4" office:value-type="string">
              <text:p text:style-name="P1">And the answers, </text:p>
              <text:p text:style-name="P81"><text:span text:style-name="T44">1. In order to </text:span><text:span text:style-name="T39">plot</text:span><text:span text:style-name="T44"> a </text:span><text:span text:style-name="T39">cosine graph</text:span><text:span text:style-name="T44"> between the points -2pi and 2pi </text:span><text:soft-page-break/><text:span text:style-name="T44">with line thickness 3,we use the </text:span><text:span text:style-name="Teletype"><text:span text:style-name="T39">linspace</text:span></text:span><text:span text:style-name="T44"> and</text:span><text:span text:style-name="T39"> </text:span><text:span text:style-name="Teletype"><text:span text:style-name="T39">plot</text:span></text:span><text:span text:style-name="T44"> </text:span><text:span text:style-name="T39">command </text:span><text:span text:style-name="T44">as, </text:span></text:p>
              <text:p text:style-name="P86">x = linspace(-2*pi, 2*pi)</text:p>
              <text:p text:style-name="P87">plot(x, cos(x), linewidth=4)</text:p>
              <text:p text:style-name="P85"><text:span text:style-name="T47">2. </text:span><text:span text:style-name="T44">No. We do not have an option to modify the </text:span><text:span text:style-name="T39">alignment </text:span><text:span text:style-name="T44">of text in the </text:span><text:span text:style-name="T39">command</text:span><text:span text:style-name="T44"> </text:span><text:span text:style-name="Teletype"><text:span text:style-name="T39">ylabel</text:span></text:span><text:span text:style-name="T44">. </text:span></text:p>
            </table:table-cell>
          </table:table-row>
          <table:table-row>
            <table:table-cell table:style-name="Table1.A5" office:value-type="string">
              <text:p text:style-name="P49">Show Slide</text:p>
              <text:p text:style-name="P50">Forum </text:p>
            </table:table-cell>
            <table:table-cell table:style-name="Table1.A5" office:value-type="string">
              <text:p text:style-name="P147">Please post your <text:span text:style-name="T119">timed </text:span>queries <text:span text:style-name="T119">i</text:span>n this forum.</text:p>
            </table:table-cell>
          </table:table-row>
          <table:table-row>
            <table:table-cell table:style-name="Table1.A5" office:value-type="string">
              <text:p text:style-name="P50">Show Slide</text:p>
              <text:p text:style-name="P50"><text:span text:style-name="T121">Fossee </text:span>Forum</text:p>
            </table:table-cell>
            <table:table-cell table:style-name="Table1.A5" office:value-type="string">
              <text:p text:style-name="P148"><text:span text:style-name="T119">Please post your general queries</text:span> <text:span text:style-name="T115">on</text:span> Python <text:span text:style-name="T119">in</text:span> this <text:span text:style-name="T116">forum</text:span>.</text:p>
            </table:table-cell>
          </table:table-row>
          <table:table-row>
            <table:table-cell table:style-name="Table1.A5" office:value-type="string">
              <text:p text:style-name="P49">Show Slide </text:p>
              <text:p text:style-name="P49">Textbook Companion </text:p>
            </table:table-cell>
            <table:table-cell table:style-name="Table1.A5" office:value-type="string">
              <text:p text:style-name="P145">FOSSEE team coordinates <text:span text:style-name="T120">the </text:span>TBC project.</text:p>
            </table:table-cell>
          </table:table-row>
          <table:table-row table:style-name="Table1.54">
            <table:table-cell table:style-name="Table1.A5" office:value-type="string">
              <text:p text:style-name="P49">Show Slide</text:p>
              <text:p text:style-name="P49">Acknowledgement </text:p>
            </table:table-cell>
            <table:table-cell table:style-name="Table1.A5" office:value-type="string">
              <text:p text:style-name="P146">Spoken-tutorial is funded by NMEICT, MHRD, Govt. of India.</text:p>
              <text:p text:style-name="P149">For more details, visit this website.</text:p>
            </table:table-cell>
          </table:table-row>
          <table:table-row table:style-name="Table1.54">
            <table:table-cell table:style-name="Table1.A5" office:value-type="string">
              <text:p text:style-name="P153">Show Slide</text:p>
              <text:p text:style-name="P153">Thank You</text:p>
            </table:table-cell>
            <table:table-cell table:style-name="Table1.A5" office:value-type="string">
              <text:p text:style-name="P161">This is _________ from IIT Bombay signing off.</text:p>
              <text:p text:style-name="P80">Thank <text:span text:style-name="T117">You</text:span></text:p>
            </table:table-cell>
          </table:table-row>
        </table:table>
        <text:section text:style-name="Sect1" text:name="ContributionCredits">
          <text:h text:style-name="P141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1:39.242000000</dc:date>
    <meta:editing-duration>PT16H17M30S</meta:editing-duration>
    <meta:editing-cycles>805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5" meta:paragraph-count="222" meta:word-count="1424" meta:character-count="8140" meta:non-whitespace-character-count="6864"/>
  </office:meta>
</office:document-meta>
</file>